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draw:fill="none" draw:fill-color="#ecd882" draw:textarea-horizontal-align="justify" draw:textarea-vertical-align="top" draw:auto-grow-height="true" draw:auto-grow-width="false" fo:min-height="8.33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none" draw:fill="none" draw:fill-color="#00cc99" draw:auto-grow-height="true" fo:min-height="12cm" draw:shadow="hidden" draw:shadow-color="#969696"/>
    </style:style>
    <style:style style:name="pr3" style:family="presentation" style:parent-style-name="Default-title">
      <style:graphic-properties draw:auto-grow-height="true" fo:min-height="3.177cm"/>
    </style:style>
    <style:style style:name="pr4" style:family="presentation" style:parent-style-name="Default-outline1">
      <style:graphic-properties fo:min-height="11.181cm"/>
    </style:style>
    <style:style style:name="pr5" style:family="presentation" style:parent-style-name="Default-notes">
      <style:graphic-properties draw:fill-color="#ffffff" fo:min-height="11.749cm"/>
    </style:style>
    <style:style style:name="pr6" style:family="presentation" style:parent-style-name="Default-outline1" style:list-style-name="L5">
      <style:graphic-properties fo:min-height="11.181cm"/>
    </style:style>
    <style:style style:name="pr7" style:family="presentation" style:parent-style-name="Default-outline1" style:list-style-name="L4">
      <style:graphic-properties fo:min-height="11.181cm"/>
    </style:style>
    <style:style style:name="pr8" style:family="presentation" style:parent-style-name="Default-outline1" style:list-style-name="L10">
      <style:graphic-properties fo:min-height="11.181cm"/>
    </style:style>
    <style:style style:name="P1" style:family="paragraph">
      <style:paragraph-properties fo:margin-left="1.27cm" fo:margin-right="0cm" fo:margin-top="0cm" fo:margin-bottom="0cm" fo:text-indent="0cm"/>
    </style:style>
    <style:style style:name="P2" style:family="paragraph">
      <style:paragraph-properties fo:margin-left="1.27cm" fo:margin-right="0cm" fo:margin-top="0.246cm" fo:margin-bottom="0cm" fo:text-align="center" fo:text-indent="0cm"/>
    </style:style>
    <style:style style:name="P3" style:family="paragraph">
      <style:paragraph-properties text:enable-numbering="false" fo:margin-left="1.27cm" fo:margin-right="0cm" fo:margin-top="0cm" fo:margin-bottom="0cm" fo:text-indent="0cm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text-shadow="none" style:font-size-asian="24pt" style:font-size-complex="24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fo:text-shadow="none" fo:font-weight="normal" style:font-size-asian="24pt" style:font-weight-asian="normal" style:font-size-complex="24pt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">
        <style:list-level-properties/>
        <style:text-properties fo:font-family="Wingdings" style:font-pitch="variable" style:font-charset="x-symbol" fo:color="#6f89f7" fo:font-size="50%"/>
      </text:list-level-style-bullet>
      <text:list-level-style-bullet text:level="2" text:bullet-char="">
        <style:list-level-properties text:space-before="1.27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6f89f7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EDA7C5B.png" xlink:type="simple" xlink:show="embed" xlink:actuate="onLoad">
        <style:list-level-properties text:min-label-width="0.952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952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6f89f7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/>
        <style:text-properties fo:color="#40458c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fo:color="#40458c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fo:color="#40458c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fo:color="#40458c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fo:color="#40458c" fo:font-size="100%"/>
      </text:list-level-style-number>
      <text:list-level-style-number text:level="6" style:num-suffix="." style:num-format="I">
        <style:list-level-properties text:space-before="3cm" text:min-label-width="0.6cm"/>
        <style:text-properties fo:color="#40458c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fo:color="#40458c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fo:color="#40458c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fo:color="#40458c" fo:font-size="100%"/>
      </text:list-level-style-number>
    </text:list-style>
    <text:list-style style:name="L6">
      <text:list-level-style-bullet text:level="1" text:bullet-char="">
        <style:list-level-properties/>
        <style:text-properties fo:font-family="StarSymbol" style:font-charset="x-symbol" fo:color="#40458c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40458c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40458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40458c" fo:font-size="45%"/>
      </text:list-level-style-bullet>
    </text:list-style>
    <text:list-style style:name="L7">
      <text:list-level-style-number text:level="1" style:num-suffix="." style:num-format="I">
        <style:list-level-properties text:min-label-width="0.952cm"/>
        <style:text-properties fo:color="#40458c" fo:font-size="100%"/>
      </text:list-level-style-number>
      <text:list-level-style-number text:level="2" style:num-suffix="." style:num-format="I">
        <style:list-level-properties text:space-before="1.27cm" text:min-label-width="0.793cm"/>
        <style:text-properties fo:color="#40458c" fo:font-size="100%"/>
      </text:list-level-style-number>
      <text:list-level-style-number text:level="3" style:num-suffix="." style:num-format="I">
        <style:list-level-properties text:space-before="2.54cm" text:min-label-width="0.635cm"/>
        <style:text-properties fo:color="#40458c" fo:font-size="100%"/>
      </text:list-level-style-number>
      <text:list-level-style-number text:level="4" style:num-suffix="." style:num-format="I">
        <style:list-level-properties text:space-before="3.81cm" text:min-label-width="0.635cm"/>
        <style:text-properties fo:color="#40458c" fo:font-size="100%"/>
      </text:list-level-style-number>
      <text:list-level-style-number text:level="5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6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7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8" style:num-suffix="." style:num-format="I">
        <style:list-level-properties text:space-before="5.08cm" text:min-label-width="0.635cm"/>
        <style:text-properties fo:color="#40458c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fo:color="#40458c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fo:color="#40458c" fo:font-size="100%"/>
      </text:list-level-style-number>
    </text:list-style>
    <text:list-style style:name="L8">
      <text:list-level-style-bullet text:level="1" text:bullet-char="">
        <style:list-level-properties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40458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6f89f7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40458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40458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1.925cm" svg:height="14.292cm" svg:x="1.975cm" svg:y="3.231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Tutorial: Monads for the </text:span></text:p>
            <text:p text:style-name="P2"><text:span text:style-name="T2">Working Lisp Programmer</text:span></text:p>
            <text:p text:style-name="P2"><text:span text:style-name="T3"/></text:p>
            <text:p text:style-name="P2"><text:span text:style-name="T3">Ravi Nanavati and Jeff Newbern</text:span></text:p>
            <text:p text:style-name="P2"><text:span text:style-name="T3">ILC 2009</text:span></text:p>
            <text:p text:style-name="P2"><text:span text:style-name="T4">March 22, 2009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layer="layout" svg:width="13.335cm" svg:height="10.002cm" svg:x="3.497cm" svg:y="2.006cm" draw:page-number="1"/>
          <draw:frame presentation:style-name="pr2" draw:text-style-name="P4" draw:layer="layout" svg:width="16.246cm" svg:height="12cm" svg:x="2.037cm" svg:y="12.6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utline</text:p>
          </draw:text-box>
        </draw:frame>
        <draw:frame presentation:style-name="pr4" draw:layer="layout" svg:width="21.59cm" svg:height="12.345cm" svg:x="2.417cm" svg:y="4.89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Tutorial Contents</text:p>
              </text:list-item>
            </text:list>
            <text:list text:style-name="L4">
              <text:list-item>
                <text:list>
                  <text:list-item>
                    <text:p>Monads in Haskell</text:p>
                  </text:list-item>
                  <text:list-item>
                    <text:p>Translating Monads to Lisp</text:p>
                  </text:list-item>
                  <text:list-item>
                    <text:p>Clojure Monad Library</text:p>
                  </text:list-item>
                  <text:list-item>
                    <text:p>Our Library Extensions</text:p>
                  </text:list-item>
                  <text:list-item>
                    <text:p>Interpreter Example<text:line-break/><text:line-break/>Please interact and ask questions!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2" presentation:class="page"/>
          <draw:frame presentation:style-name="pr5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4" draw:text-style-name="P5" draw:layer="layout" svg:width="21.59cm" svg:height="11.719cm" svg:x="2.417cm" svg:y="4.895cm" presentation:class="outline" presentation:user-transformed="true">
          <draw:text-box>
            <text:list text:style-name="L3">
              <text:list-item>
                <text:p>We want this to be hands-on</text:p>
                <text:list>
                  <text:list-item>
                    <text:p>We have 5 different exercises</text:p>
                  </text:list-item>
                  <text:list-item>
                    <text:p>Our goal is to leave you with new ideas and concrete experience that you can apply to future projects</text:p>
                  </text:list-item>
                </text:list>
              </text:list-item>
              <text:list-item>
                <text:p>Software requirements:</text:p>
                <text:list>
                  <text:list-item>
                    <text:p>PLT Scheme (or another Lisp if you're OK translating on the fly) [3 exercises]</text:p>
                  </text:list-item>
                  <text:list-item>
                    <text:p>The latest stable Clojure (20090320) and clojure-contrib releases [2 exercise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3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6" draw:text-style-name="P8" draw:layer="layout" svg:width="21.59cm" svg:height="12.922cm" svg:x="2.417cm" svg:y="4.895cm" presentation:class="outline" presentation:user-transformed="true">
          <draw:text-box>
            <text:list text:style-name="L5">
              <text:list-item>
                <text:p><text:span text:style-name="T5">Monads in Haskell</text:span></text:p>
              </text:list-item>
              <text:list-item>
                <text:p text:style-name="P7"><text:span text:style-name="T6">Translating Monads to Lisp</text:span></text:p>
              </text:list-item>
            </text:list>
            <text:list text:style-name="L6">
              <text:list-item>
                <text:list>
                  <text:list-item>
                    <text:p><text:span text:style-name="T6">Exercise: Translating a monad</text:span></text:p>
                  </text:list-item>
                  <text:list-item>
                    <text:p><text:span text:style-name="T6">Exercise: Implementing custom monadic syntax</text:span></text:p>
                  </text:list-item>
                  <text:list-item>
                    <text:p><text:span text:style-name="T6">Exercise: Ambiguous parsing with a list monad </text:span></text:p>
                  </text:list-item>
                </text:list>
              </text:list-item>
            </text:list>
            <text:list text:style-name="L5">
              <text:list-item>
                <text:p><text:span text:style-name="T7">Clojure Monad Library</text:span></text:p>
              </text:list-item>
              <text:list-item>
                <text:p><text:span text:style-name="T7">Our Library Extensions</text:span></text:p>
              </text:list-item>
              <text:list-item>
                <text:p><text:span text:style-name="T7">Interpreter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4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7" draw:text-style-name="P9" draw:layer="layout" svg:width="21.59cm" svg:height="11.181cm" svg:x="2.417cm" svg:y="4.895cm" presentation:class="outline" presentation:user-transformed="true">
          <draw:text-box>
            <text:list text:style-name="L7">
              <text:list-item>
                <text:p><text:span text:style-name="T5">Monads in Haskell</text:span></text:p>
              </text:list-item>
              <text:list-item>
                <text:p text:style-name="P7"><text:span text:style-name="T8">Translating Monads to Lisp</text:span></text:p>
              </text:list-item>
              <text:list-item>
                <text:p><text:span text:style-name="T6">Clojure Monad Library</text:span></text:p>
              </text:list-item>
            </text:list>
            <text:list text:style-name="L8">
              <text:list-item>
                <text:list>
                  <text:list-item>
                    <text:p><text:span text:style-name="T6">Exercise: Implementing mapm</text:span></text:p>
                  </text:list-item>
                </text:list>
              </text:list-item>
            </text:list>
            <text:list text:style-name="L7">
              <text:list-item>
                <text:p><text:span text:style-name="T7">Our Library Extensions</text:span></text:p>
              </text:list-item>
              <text:list-item>
                <text:p><text:span text:style-name="T7">Interpreter Example</text:span></text:p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5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Exercises</text:p>
          </draw:text-box>
        </draw:frame>
        <draw:frame presentation:style-name="pr8" draw:text-style-name="P10" draw:layer="layout" svg:width="21.59cm" svg:height="11.181cm" svg:x="2.417cm" svg:y="4.895cm" presentation:class="outline" presentation:user-transformed="true">
          <draw:text-box>
            <text:list text:style-name="L5">
              <text:list-item>
                <text:p><text:span text:style-name="T9">Monads in Haskell</text:span></text:p>
              </text:list-item>
              <text:list-item>
                <text:p text:style-name="P7"><text:span text:style-name="T8">Translating Monads to Lisp </text:span></text:p>
              </text:list-item>
              <text:list-item>
                <text:p><text:span text:style-name="T8">Clojure Monad Library</text:span></text:p>
              </text:list-item>
              <text:list-item>
                <text:p><text:span text:style-name="T8">Our Library Extensions</text:span></text:p>
              </text:list-item>
              <text:list-item>
                <text:p><text:span text:style-name="T6">Interpreter Example</text:span></text:p>
              </text:list-item>
            </text:list>
            <text:list text:style-name="L6">
              <text:list-item>
                <text:list>
                  <text:list-item>
                    <text:p><text:span text:style-name="T6">Exercise: Building a modular language fragment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6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0.946cm" svg:height="3.177cm" svg:x="2.514cm" svg:y="0.845cm" presentation:class="title">
          <draw:text-box>
            <text:p>Tutorial Online</text:p>
          </draw:text-box>
        </draw:frame>
        <draw:frame presentation:style-name="pr4" draw:text-style-name="P5" draw:layer="layout" svg:width="21.59cm" svg:height="13.339cm" svg:x="2.417cm" svg:y="4.895cm" presentation:class="outline" presentation:user-transformed="true">
          <draw:text-box>
            <text:list text:style-name="L3">
              <text:list-item>
                <text:p><text:span text:style-name="T10">http://github.com/jnewbern/</text:span><text:span text:style-name="T10"><text:line-break/></text:span><text:span text:style-name="T10">monad-tutorial/tree/new-master/</text:span></text:p>
                <text:list>
                  <text:list-item>
                    <text:p>exercises, solutions and slides subdirectories</text:p>
                  </text:list-item>
                  <text:list-item>
                    <text:p>slides/MonadTutorial.pdf is this presentation</text:p>
                  </text:list-item>
                  <text:list-item>
                    <text:p>there might be updates after today <text:line-break/>(time permitting, no promises)</text:p>
                  </text:list-item>
                  <text:list-item>
                    <text:p>most notably, compatibility tweaks for newer versions of Clojure and its monad library</text:p>
                  </text:list-item>
                </text:list>
              </text:list-item>
              <text:list-item>
                <text:p>Contact us</text:p>
                <text:list>
                  <text:list-item>
                    <text:p>Ravi: ravi_n@alum.mit.edu</text:p>
                  </text:list-item>
                  <text:list-item>
                    <text:p>Jeff: jnewbern@yahoo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335cm" svg:height="10.002cm" svg:x="3.483cm" svg:y="1.997cm" draw:page-number="7" presentation:class="page"/>
          <draw:frame presentation:style-name="pr5" draw:text-style-name="P6" draw:layer="layout" svg:width="16.246cm" svg:height="11.749cm" svg:x="2.037cm" svg:y="12.6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end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799cm" svg:x="2.387cm" svg:y="3.733cm" draw:page-number="1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46cm" svg:height="3.176cm" svg:x="2.514cm" svg:y="0.845cm" presentation:class="title" presentation:placeholder="true">
        <draw:text-box/>
      </draw:frame>
      <draw:frame presentation:style-name="Default-outline1" draw:layer="backgroundobjects" svg:width="21.59cm" svg:height="11.431cm" svg:x="2.417cm" svg:y="4.895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5.292cm" svg:height="1.271cm" svg:x="19.817cm" svg:y="17.488cm" presentation:class="page-number">
        <draw:text-box>
          <text:p text:style-name="MP4"><text:span text:style-name="MT2"><text:page-number>&lt;number&gt;</text:page-number></text:span></text:p>
        </draw:text-box>
      </draw:frame>
      <draw:line draw:style-name="Mgr3" draw:text-style-name="MP5" draw:layer="backgroundobjects" svg:x1="0.423cm" svg:y1="18.627cm" svg:x2="24.977cm" svg:y2="18.627cm">
        <text:p/>
      </draw:line>
      <draw:line draw:style-name="Mgr3" draw:text-style-name="MP5" draw:layer="backgroundobjects" svg:x1="0.423cm" svg:y1="0.423cm" svg:x2="24.977cm" svg:y2="0.423cm">
        <text:p/>
      </draw:line>
      <draw:line draw:style-name="Mgr3" draw:text-style-name="MP5" draw:layer="backgroundobjects" svg:x1="0.423cm" svg:y1="0.423cm" svg:x2="0.423cm" svg:y2="18.627cm">
        <text:p/>
      </draw:line>
      <draw:line draw:style-name="Mgr3" draw:text-style-name="MP5" draw:layer="backgroundobjects" svg:x1="24.977cm" svg:y1="0.423cm" svg:x2="24.977cm" svg:y2="18.627cm">
        <text:p/>
      </draw:line>
      <presentation:notes style:page-layout-name="PM0">
        <draw:rect draw:style-name="Mgr4" draw:text-style-name="MP6" draw:layer="backgroundobjects" svg:width="20.32cm" svg:height="26.67cm" svg:x="0cm" svg:y="0cm">
          <text:p/>
        </draw:rect>
        <draw:frame presentation:style-name="Mpr3" draw:text-style-name="MP7" draw:layer="backgroundobjects" svg:width="8.802cm" svg:height="1.33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802cm" svg:height="1.337cm" svg:x="11.50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83cm" svg:y="1.997cm" presentation:class="page"/>
        <draw:frame presentation:style-name="Default-notes" draw:layer="backgroundobjects" svg:width="16.246cm" svg:height="11.999cm" svg:x="2.037cm" svg:y="12.674cm" presentation:class="notes" presentation:placeholder="true">
          <draw:text-box/>
        </draw:frame>
        <draw:frame presentation:style-name="Mpr4" draw:text-style-name="MP7" draw:layer="backgroundobjects" svg:width="8.802cm" svg:height="1.328cm" svg:x="0cm" svg:y="25.332cm" presentation:class="footer">
          <draw:text-box>
            <text:p text:style-name="MP7"><text:span text:style-name="MT3"><presentation:footer/></text:span></text:p>
          </draw:text-box>
        </draw:frame>
        <draw:frame presentation:style-name="Mpr4" draw:text-style-name="MP8" draw:layer="backgroundobjects" svg:width="8.802cm" svg:height="1.328cm" svg:x="11.509cm" svg:y="25.332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Ravi Nanavati</meta:initial-creator>
    <meta:creation-date>2008-01-30T15:43:00</meta:creation-date>
    <dc:date>2009-03-22T00:58:59</dc:date>
    <meta:editing-cycles>434</meta:editing-cycles>
    <meta:editing-duration>PT29H20M46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